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style:style>
    <style:style style:name="P9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loext:contextual-spacing="false" fo:margin-top="0cm" fo:margin-bottom="0.212cm"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2">
      <style:text-properties fo:language="en" fo:country="US"/>
    </style:style>
    <style:style style:name="P140" style:family="paragraph" style:parent-style-name="Heading_20_2">
      <style:text-properties fo:language="ru" fo:country="RU"/>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loext:char-shading-value="0"/>
    </style:style>
    <style:style style:name="T60" style:family="text">
      <style:text-properties fo:font-style="normal" style:text-underline-style="none"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color="#3399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53"/>
      <text:h text:style-name="P139" text:outline-level="2">1. Терра</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text:span text:style-name="T11">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4">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4">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4"/>
      <text:p text:style-name="P75"><text:span text:style-name="T11">– Нэш, к</text:span>ак называется наш проект?</text:p>
      <text:p text:style-name="P73"><text:span text:style-name="T8">– </text:span><text:span text:style-name="T64">Дайсон.</text:span></text:p>
      <text:p text:style-name="P73"><text:span text:style-name="T8">– </text:span><text:span text:style-name="T64">Сколько тебе лет?</text:span></text:p>
      <text:p text:style-name="P73"><text:span text:style-name="T8">– </text:span><text:span text:style-name="T64">Два года с начала запуска кластера.</text:span></text:p>
      <text:p text:style-name="P73"><text:span text:style-name="T8">– </text:span><text:span text:style-name="T64">Какой сейчас год?</text:span></text:p>
      <text:p text:style-name="P73"><text:span text:style-name="T8">– </text:span><text:span text:style-name="T21">20</text:span><text:span text:style-name="T20">18</text:span><text:span text:style-name="T64">-й.</text:span></text:p>
      <text:p text:style-name="P24"/>
      <text:p text:style-name="P34">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3"/>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p>
      <text:p text:style-name="P84"><text:soft-page-break/>…</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4"><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4"><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4"/>
      <text:p text:style-name="P34">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73"><text:span text:style-name="T8">– Нэш</text:span><text:span text:style-name="T64">, выдай диагностику модуля </text:span><text:span text:style-name="T8">аналитики.</text:span></text:p>
      <text:p text:style-name="P34"/>
      <text:p text:style-name="P34">Йо! Видеокамеры молча наблюдают за <text:span text:style-name="T1">моим </text:span>поднятым вверх <text:span text:style-name="T1">большим пальцем</text:span>.</text:p>
      <text:p text:style-name="P34">Всё <text:span text:style-name="T1">ясно</text:span>. Версия аналитического модуля устарела и стала несовместимой с последним апдейтом кибермозга.</text:p>
      <text:p text:style-name="P34">Набираю номер прожект-мэнеджера.</text:p>
      <text:p text:style-name="P34"><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4"><text:span text:style-name="T11">– </text:span>Окей. Спасибо, <text:span text:style-name="T1">Анон</text:span>. <text:span text:style-name="T1">Выручил.</text:span></text:p>
      <text:p text:style-name="P34"><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4"><text:span text:style-name="T1">– </text:span>Ааа, понятно. Ладно, у меня всё. <text:span text:style-name="T1">Отбой</text:span>!</text:p>
      <text:p text:style-name="P35"><text:span text:style-name="T1">– Отбой</text:span>. <text:span text:style-name="T1">Ещё раз спасибо, что помог. Жаль, что ты ушёл</text:span><text:span text:style-name="T11">.</text:span></text:p>
      <text:p text:style-name="P102">Бип-бип-бип.</text:p>
      <text:p text:style-name="P102"/>
      <text:p text:style-name="P34"><text:soft-page-break/><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text:soft-page-break/>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oft-page-break/><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Heading_20_2" text:outline-level="2"><text:span text:style-name="T11">2. </text:span><text:span text:style-name="T11">Пробуждение</text:span></text:h>
      <text:p text:style-name="P32"/>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4">Единорог поднял голову и оглянулся куда-то назад.</text:p>
      <text:p text:style-name="P34"><text:soft-page-break/><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text:span><text:span text:style-name="T11">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pan text:style-name="T1">–</text:span> Так это и есть наш <text:span text:style-name="T40">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oft-page-break/><text:span text:style-name="T1">–</text:span> <text:s/><text:span text:style-name="T1">Бу-га-га-га-га</text:span>! У старика Свирла, оказывается, отменное чувство юмора! А я-то всегда считал его занудой! <text:span text:style-name="T1">– </text:span><text:span text:style-name="T1">продолжал ржать экзотический ублюдо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text:span><text:span text:style-name="T1">ну как пузатый-бородатый дядька может увлекаться такой фигнёй? Но, посмотрев ради прикола</text:span><text:span text:style-name="T1"> </text:span><text:span text:style-name="T1">пару</text:span><text:span text:style-name="T1"> серий </text:span><text:span text:style-name="T1">с Юджином за компанию,</text:span><text:span text:style-name="T1"> я </text:span><text:span text:style-name="T1">с удивлением обнаружил</text:span><text:span text:style-name="T1">, </text:span><text:span text:style-name="T1">что мультяхи здорово шли под пиво!</text:span><text:span text:style-name="T1"> </text:span><text:span text:style-name="T1">И</text:span><text:span text:style-name="T1">х примитивная анимация и детский сюжет не выз</text:span><text:span text:style-name="T1">ыва</text:span><text:span text:style-name="T1">ли</text:span><text:span text:style-name="T1"> во мне </text:span><text:span text:style-name="T1">желания плеваться</text:span><text:span text:style-name="T1">.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6"><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text:span><text:span text:style-name="T1">Хули я тут делаю?</text:span></text:p>
      <text:p text:style-name="P36"><text:span text:style-name="T1">–</text:span> Он разговаривает! Он разумен! <text:span text:style-name="T1">–</text:span> шепнула Селестия на ухо тёмной аликорнице.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text:span><text:span text:style-name="T1">ого</text:span><text:span text:style-name="T1">.</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е, а не о </text:span><text:span text:style-name="T1">фотографии крупа</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text:soft-page-break/>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text:soft-page-break/>–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text:soft-page-break/>–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text:soft-page-break/>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text:soft-page-break/>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6">(Dire Straits “Coyote”)</text:p>
      <text:p text:style-name="P76">&lt;Эркеры и ризалиты&gt;</text:p>
      <text:p text:style-name="P22">Глава IV. Пределы магии</text:p>
      <text:p text:style-name="P19"/>
      <text:p text:style-name="P22">Вашему покорному слуге известны четыре предела магии: </text:p>
      <text:list xml:id="list5540447950302757704" text:style-name="L1">
        <text:list-item>
          <text:p text:style-name="P143"><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4">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text:soft-page-break/>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 </text:p>
      <text:p text:style-name="P7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4"><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text:soft-page-break/>–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0">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6"><text:soft-page-break/>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2">–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text:span>Макс,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8"><text:soft-page-break/>– О, небо! Я забыла распорядиться насчёт тебя! Какая же я тупая! Макс,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text:soft-page-break/>–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text:span text:style-name="T1">с</text:span>орвалась. Мне очень стыдно. Последнее время всё идёт наперекосяк, совсем не так, как мы планировали.</text:p>
      <text:p text:style-name="P38"><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text:soft-page-break/>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8">–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Heading_20_2" text:outline-level="2">5<text:span text:style-name="T1">.</text:span> Нерадивый ученик</text:h>
      <text:p text:style-name="P30"/>
      <text:p text:style-name="P48">– Это очень прост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text:p>
      <text:p text:style-name="P48"/>
      <text:p text:style-name="P48">– Анон…</text:p>
      <text:p text:style-name="P48">С лёгким вздохом аликорница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чувство,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text:soft-page-break/>Я ждал.</text:p>
      <text:p text:style-name="P48">–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8">Я вздохнул.</text:p>
      <text:p text:style-name="P48">– Ну хорошо, хорошо, не волнуйся. Я готов. Можно только 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Аликорница воззрилась на меня с нечитаемым выражением на морде.</text:p>
      <text:p text:style-name="P48">– Я слишком многого прошу? – вздохнул я. – Ладно, не важно…</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забей…</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8"><text:soft-page-break/>–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еперь позволь мне начать заклинание.</text:p>
      <text:p text:style-name="P48">Аликорница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Я откры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8">– Я старалась провести всё как можно быстрее. С тобой всё в порядке? – в голосе Селестии появились нотки паники.</text:p>
      <text:p text:style-name="P48">Я успокаивающе похлопал аликорницу по шее не глядя.</text:p>
      <text:p text:style-name="P48">–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8">Я вымучено рассмеялся.</text:p>
      <text:p text:style-name="P48"><text:soft-page-break/>–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text:span>Л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Я бросил взгляд на тумбочку. Нет, стакан пуст.</text:p>
      <text:p text:style-name="P72">Ох, нет! Нет-нет-нет!!!</text:p>
      <text:p text:style-name="P72"><text:soft-page-break/>Мой взгляд был прикован к дверце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8">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8">Через мгновение палата заполнилась оханьем, аханьем и звоном склянок с микстурами. Я оказался в окружении злобных медсестёр.</text:p>
      <text:p text:style-name="P48"><text:soft-page-break/>–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0" text:outline-level="2"><text:span text:style-name="T11">6. </text:span>Индиго</text:h>
      <text:p text:style-name="P38"/>
      <text:p text:style-name="P38">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text:soft-page-break/>–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 </text:p>
      <text:p text:style-name="P48"/>
      <text:p text:style-name="P49">***</text:p>
      <text:p text:style-name="P48">&lt;<text:span text:style-name="T54">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text:soft-page-break/>–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text:soft-page-break/>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Цвет твоей кожи сейчас не сильно отличается от цвета моей шерсти — настолько ты бледный. Как ты себя чувствуешь?</text:p>
      <text:p text:style-name="P48">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8">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 могла она видеть мою попытку,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text:soft-page-break/>чем на два корпуса аликорницы. Мы неслись через парк, раздвигая ветви парковых ив и перепрыгивая через клумбы.</text:p>
      <text:p text:style-name="P48">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8">–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8">Аликорны повернулись ко мне. Мне стало дико неуютно.</text:p>
      <text:p text:style-name="P48">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8">Я сдался.</text:p>
      <text:p text:style-name="P48">– Готов ли ты проследовать с Нами, Анонимус, и обучиться древнему искусству сновидений?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8"><text:soft-page-break/>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ём сне? Наверное, это ты спишь в той пещере? Ну, знаешь, под заброшенными шахтами с вагонетками? Я, кажись, в неё влетел.</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8"><text:soft-page-break/>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8">– Что за «Чёрный Экран»? – продолжил интересо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скалы,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8"><text:soft-page-break/>Я закрыл лицо руками и<text:span text:style-name="T6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елание</text:h>
      <text:p text:style-name="P49"/>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смущённо отвернулась, прижав уши к голове.</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Я отвёл глаза и стал вспоминать в уме таблицу умножения.</text:p>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её вернуть моё привычное физическое состояние?</text:p>
      <text:p text:style-name="P48">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8"/>
      <text:p text:style-name="P48">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8"><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Селестия вздохнула.</text:p>
      <text:p text:style-name="P48">–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машинально ковыряя копытом ямку под валуном.</text:p>
      <text:p text:style-name="P48">–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 </text:p>
      <text:p text:style-name="P48"><text:soft-page-break/>– Анонимус! Ты убрал муравьёв отнюдь не повсюду! Некоторые участки ты обошёл.</text:p>
      <text:p text:style-name="P48">Я застыл на месте.</text:p>
      <text:p text:style-name="P48">О боги! Неужели она имеет ввиду…?</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Селестия, что ты со мной творишь?</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8"><text:soft-page-break/></text:p>
      <text:h text:style-name="P139" text:outline-level="2">8. Стыд</text:h>
      <text:p text:style-name="P48">&lt;<text:span text:style-name="T82">Mylene Farmer — L`Ame-Stram-Gram</text:span>&gt;</text:p>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text:soft-page-break/>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text:soft-page-break/>–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text:soft-page-break/>–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5">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text:soft-page-break/>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Нелетающие пегасы</text:h>
      <text:p text:style-name="P51">&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8">“<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1">10</text:span>. (40*<text:span text:style-name="T11">ctg(Pi/4)-6)/(ln(e)-sin(0))</text:span></text:h>
      <text:p text:style-name="P78">Mark Knopfler — Hill Farmers Blues — или на следующую главу (прощание)</text:p>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8">…</text:p>
      <text:p text:style-name="P38"/>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text:span><text:soft-page-break/><text:span text:style-name="T32">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8">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text:span><text:soft-page-break/><text:span text:style-name="T11">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11">–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11">–</text:span> А водку у вас принято пить?</text:p>
      <text:p text:style-name="P36"><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нахмурилась.</text:p>
      <text:p text:style-name="P48"><text:span text:style-name="T11">–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text:soft-page-break/>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8">–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9">***</text:p>
      <text:p text:style-name="P38"><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text:soft-page-break/>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 Конечно, моя хорошая...</text:p>
      <text:p text:style-name="P58"/>
      <text:p text:style-name="P38">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8"/>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3.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9">***</text:p>
      <text:p text:style-name="P38"/>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text:soft-page-break/>–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text:soft-page-break/>–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lt;Seal — Amazing <text:span text:style-name="T1">(T</text:span><text:span text:style-name="T11">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63">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5">чёрный экран?</text:span></text:p>
      <text:p text:style-name="P46"/>
      <text:p text:style-name="P49">***</text:p>
      <text:p text:style-name="P48"/>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text:soft-page-break/></text:p>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вернулся к письму.</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ответ я.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8">Смех рвался наружу мощым потоком, я просто ухахатывался, упав на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8">Вот чёрт!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8"/>
      <text:p text:style-name="P39">***</text:p>
      <text:p text:style-name="P38"/>
      <text:p text:style-name="P38">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8"><text:soft-page-break/>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8"><text:soft-page-break/>–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него,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text:soft-page-break/>–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text:soft-page-break/>–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text:soft-page-break/>–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1">– </text:span>Ты?!</text:p>
      <text:p text:style-name="P9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1">– М</text:span>ожет тогда, ты скажешь, что в нём пошло не так и почему к вам попал я, а не сверхаликорн?</text:p>
      <text:p text:style-name="P91"><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6"><text:span text:style-name="T11">–</text:span> <text:span text:style-name="T1">Эмм. </text:span>Что он имел ввиду?</text:p>
      <text:p text:style-name="P36"><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6"><text:span text:style-name="T11">– </text:span><text:span text:style-name="T1">Да, завершилось всё препаршиво. Принцесса Луна сказала, лучше бы её обратно на Луну закинули.</text:span></text:p>
      <text:p text:style-name="P36"><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11">– </text:span><text:span text:style-name="T1">Хм. Нет.</text:span></text:p>
      <text:p text:style-name="P36"><text:span text:style-name="T11">– </text:span><text:span text:style-name="T1">А друзья?</text:span></text:p>
      <text:p text:style-name="P36"><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Хм, а эта пони не из разговорчивых. Ну ладно.</text:p>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oft-page-break/><text:span text:style-name="T11">– </text:span>Привет, А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4"/>
      <text:p text:style-name="P44"/>
      <text:p text:style-name="P50">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64">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м... Скажи-ка мне, мой друг П-п-пинки... Легенда про фаэри <text:span text:style-name="T15">— </text:span><text:span text:style-name="T64">эт правда?</text:span></text:p>
      <text:p text:style-name="P48"><text:span text:style-name="T15">– </text:span><text:span text:style-name="T64">Какая из? Их много, вообще-то. Ик!</text:span></text:p>
      <text:p text:style-name="P48"><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8"><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8"><text:span text:style-name="T15">– </text:span><text:span text:style-name="T64">Пока не умру?</text:span></text:p>
      <text:p text:style-name="P48"><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пони деваются?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60">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ZZ Top – Gimme all your lovin</text:p>
      <text:p text:style-name="P81">Mothley Crue – Kick Start My Heart</text:p>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oft-page-break/><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soft-page-break/>…</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oft-page-break/><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text:span>Макс,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11">– </text:span>ОГО!</text:p>
      <text:p text:style-name="P51">Единорожка аж уселась на крыльцо от удивления.</text:p>
      <text:p text:style-name="P51"><text:span text:style-name="T11">–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1"/>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text:p>
      <text:p text:style-name="P51"><text:soft-page-break/>Трикси молча левитировала мне газеты с трюмо.</text:p>
      <text:p text:style-name="P51">…</text:p>
      <text:p text:style-name="P51">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1">«<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1"><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11">–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1">Show must go on!</text:span></text:p>
      <text:p text:style-name="P51">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1">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1">&lt;<text:span text:style-name="T67">David Bowie - Lets Dance/ Ashes To Ashes</text:span></text:p>
      <text:p text:style-name="P41"><text:span text:style-name="T67">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pan text:style-name="T68">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7">»</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text:soft-page-break/>–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text:soft-page-break/>–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8">37 пни</text:span></text:p>
      <text:p text:style-name="P69">24пн</text:p>
      <text:p text:style-name="P69">15</text:p>
      <text:p text:style-name="P51"><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oft-page-break/><text:span text:style-name="T68">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11">&lt;</text:span><text:span text:style-name="T56">Metallica-Enter Sandman</text:span><text:span text:style-name="T11">&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41">&lt;<text:span text:style-name="T55">Kiss – I Was Made For Lovin’ You</text:span>&gt;</text:p>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text:soft-page-break/>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text:soft-page-break/>–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
      <text:p text:style-name="P53">&lt;<text:span text:style-name="T24">Добавить подбор снаряги. Всю снарягу потом выкинет Дэш</text:span>&gt;</text:p>
      <text:p text:style-name="P53"/>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text:soft-page-break/>–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text:soft-page-break/>Я открываю глаза и вижу фигуру в голубом.</text:p>
      <text:p text:style-name="P61"/>
      <text:p text:style-name="P51">…</text:p>
      <text:p text:style-name="P51"/>
      <text:p text:style-name="P51">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text:soft-page-break/>У Дэш отвалилась челюсть.</text:p>
      <text:p text:style-name="P51"><text:span text:style-name="T11">–</text:span> Дискордовы яйца!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text:soft-page-break/>– «Две банки». – буркнул я.</text:p>
      <text:p text:style-name="P42"/>
      <text:p text:style-name="P42">…</text:p>
      <text:p text:style-name="P42">&lt;<text:bookmark text:name="eow-title"/><text:span text:style-name="T61">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9">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text:soft-page-break/>–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text:soft-page-break/>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5">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42">&lt;<text:span text:style-name="T55">Mothley Crue – Cickstart my heart</text:span>&gt;</text:p>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text:p>
      <text:p text:style-name="P53"><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1">– О</text:span>у! <text:span text:style-name="T69">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3"><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3">***</text:p>
      <text:p text:style-name="P43"/>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М</text:span>акс? <text:span text:style-name="T11">– </text:span>пегаска заметила, что я открыл глаза. <text:span text:style-name="T11">– </text:span>Ты в порядке?</text:p>
      <text:p text:style-name="P53"><text:soft-page-break/>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text:span>Макс,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в лавку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абсолютно уверена в безопасности эксперимента!</text:p>
      <text:p text:style-name="P53"><text:span text:style-name="T11">– </text:span>Ой, чег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42">&lt;<text:span text:style-name="T55">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oft-page-break/><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2"/>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text:soft-page-break/>Пегаска приветственно машет копытом.</text:p>
      <text:p text:style-name="P27"><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что? Увидел ч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Макс,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text:p>
      <text:p text:style-name="P53">Ожидание сменилось недоумением. Рэйнбоу Дэш насмешливо скривила губы.</text:p>
      <text:p text:style-name="P53"><text:span text:style-name="T11">– </text:span>Да ладно! Кончай прикалываться,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text:soft-page-break/>Дэш подошла ко мне вплотную, обняла мою голову и прижалась нос к носу.</text:p>
      <text:p text:style-name="P5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что за нечисть тут орудует!</text:p>
      <text:p text:style-name="P53"><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3"><text:span text:style-name="T11">– </text:span>Бедный котик. <text:span text:style-name="T11">– </text:span>прошептала Флаттершай.</text:p>
      <text:p text:style-name="P53"><text:soft-page-break/>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чешь сказать, что мы все — навроде этого кота, а Макс боится открыть ящик? Чтоб мы не исчезли окончательно?</text:p>
      <text:p text:style-name="P5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Макс,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oft-page-break/><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1">–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1">–</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text:soft-page-break/>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text:p>
      <text:p text:style-name="P53"><text:span text:style-name="T11">– </text:span>Эмм, Лира Хартстрингс, единорог. Я не то, чтобы маг, моя специализация — музыка…</text:p>
      <text:p text:style-name="P53"><text:soft-page-break/><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8">Аликорница фыркнула.</text:p>
      <text:p text:style-name="P48"><text:span text:style-name="T16">–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1"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3"><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Макс,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2">…</text:p>
      <text:p text:style-name="P42"/>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42">– П<text:span text:style-name="T1">ризнаём, Мы были несправедливы к тебе. Как Нам тебя называть?</text:span></text:p>
      <text:p text:style-name="P53">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text:soft-page-break/></text:p>
      <text:p text:style-name="P43">***</text:p>
      <text:p text:style-name="P42"/>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text:soft-page-break/>–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6">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7">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42"/>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3"><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text:soft-page-break/>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text:soft-page-break/>–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text:soft-page-break/>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42"><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3">***</text:p>
      <text:p text:style-name="P42"/>
      <text:p text:style-name="P53">Сумерки укутывали землю пушистым одеялом. Мы сидели на парковой дорожке, выходящей к обрыву, и любовались проплывающим внизу лесом.</text:p>
      <text:p text:style-name="P53">…</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6"><text:span text:style-name="T11">–</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9">трид</text:span><text:span text:style-name="T1">цать лет, если его сменят через </text:span><text:span text:style-name="T69">двадца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31">26.07.2143</text:p>
      <text:p text:style-name="P53"><text:soft-page-break/></text:p>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3">~~~~~</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text:soft-page-break/>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3">~~~~~</text:p>
      <text:p text:style-name="P43"/>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text:soft-page-break/>–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text:soft-page-break/>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3">~~~~~</text:p>
      <text:p text:style-name="P19">&lt;<text:span text:style-name="T25">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text:soft-page-break/>2<text:span text:style-name="T1">4</text:span>. <text:span text:style-name="T1">Терра</text:span></text:h>
      <text:h text:style-name="P142" text:outline-level="3">Воскресение</text:h>
      <text:p text:style-name="P48">&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3">Jack of Hearts! </text:span><text:span text:style-name="T1">Давно так не веселился. – вытер слёзы смеха Дискорд. –</text:span><text:span text:style-name="T53">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7">***</text:p>
      <text:p text:style-name="P56"/>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Я тяжко вздохнул.</text:p>
      <text:p text:style-name="P38">– Я там работал семь лет. До прошлой пятницы. – ответил я на вопрошающий взгляд. – Думал, вырвался из этого омута навсегда. Ошибался, как видишь.</text:p>
      <text:p text:style-name="P38"/>
      <text:p text:style-name="P38">…</text:p>
      <text:p text:style-name="P38"/>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oft-page-break/><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61">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pan text:style-name="T1">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6"/>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text:soft-page-break/>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7"/>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1">– Анон…</text:span><text:span text:style-name="T1"> Тут окно разбито… И верёвка висит. – пискнула Флаттершай из кухни.</text:span></text:p>
      <text:p text:style-name="P93"><text:span text:style-name="T11">–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4"><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39" text:outline-level="2">2<text:span text:style-name="T1">7</text:span>. Отбытие</text:h>
      <text:p text:style-name="P111">&lt;Mission Impossible theme ?&gt;</text:p>
      <text:p text:style-name="P94"><text:span text:style-name="T11">–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text:soft-page-break/>–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1">– Нет! Дискорд </text:span>— не убийца!</text:p>
      <text:p text:style-name="P114">С необычной для неё силой, Флаттершай вытащила кляп изо рта драконикуса.</text:p>
      <text:p text:style-name="P11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1">– </text:span>Говори.</text:p>
      <text:p text:style-name="P114">Дискорд немного успокоился.</text:p>
      <text:p text:style-name="P114"><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4"><text:span text:style-name="T11">– </text:span>А кто тогда наслал на нас этих уродов с рисованными рожами? Кто пытался убить меня раз за разом?</text:p>
      <text:p text:style-name="P114"><text:soft-page-break/>У драконикуса глаза полезли на лоб.</text:p>
      <text:p text:style-name="P11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4">словно кот с мышью</text:span>?</text:p>
      <text:p text:style-name="P114"><text:span text:style-name="T11">– </text:span>Анон! <text:span text:style-name="T11">– </text:span>крикнула Эпплджек из прихожей. <text:span text:style-name="T11">–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 На крышу, живо!!! Через окно на кухне! – зашипел Дискорд.</text:p>
      <text:p text:style-name="P116">– Что? – ступил я.</text:p>
      <text:p text:style-name="P114"><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text:soft-page-break/></text:p>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1">–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1">– </text:span>Ю-ху-у-у!!!</text:p>
      <text:p text:style-name="P114"><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6">Queen – Flash</text:span><text:span text:style-name="T11">&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text:soft-page-break/></text:p>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8">– А сидишь на чём? – вид сидящего на пустоте существа сбивал с толку.</text:p>
      <text:p text:style-name="P48">Демиург что-то прикинул и кивнул сам себе.</text:p>
      <text:p text:style-name="P38">–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8">– Так лучше?</text:p>
      <text:p text:style-name="P38">– Вполне.</text:p>
      <text:p text:style-name="P38">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8"/>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8">– Мы спасали Сел. Она оказалась в мире людей. – я вздохнул. – А я отбился от группы.</text:p>
      <text:p text:style-name="P38">– Кого-кого спасали? – удивился Анакорн.</text:p>
      <text:p text:style-name="P38">– Сел. Принцессу Селестию.</text:p>
      <text:p text:style-name="P41"><text:soft-page-break/>– Продолжай! – с интересом воскликнул Анакорн. – Как бессмертная оказалась в твоём мире, человек?</text:p>
      <text:p text:style-name="P41"/>
      <text:p text:style-name="P46">Ага, так я тебе и сказал! Я не такой идиот, чтоб уничтожить свою единственную надежду вернуться в Эквестрию!</text:p>
      <text:p text:style-name="P41"/>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1">– Ты сам-то веришь в эту ерунду? – перебил меня Анакорн. – Брось молоть чушь, ты не умешь врать!</text:p>
      <text:p text:style-name="P41"/>
      <text:p text:style-name="P41">Бля! Вот так всегда!</text:p>
      <text:p text:style-name="P41">Я вздохнул.</text:p>
      <text:p text:style-name="P41"/>
      <text:p text:style-name="P51"><text:span text:style-name="T11">– Если я расскажу тебе н</text:span>астоящую<text:span text:style-name="T11"> причину </text:span>— ты исчезнешь! <text:span text:style-name="T11">– угрюмо заявил я.</text:span></text:p>
      <text:p text:style-name="P38">Морда Анакорна осветилась радостным озарением.</text:p>
      <text:p text:style-name="P38"/>
      <text:p text:style-name="P51"><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1"/>
      <text:p text:style-name="P41">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8"/>
      <text:p text:style-name="P3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41">–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1"/>
      <text:p text:style-name="P3"><text:soft-page-break/><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
      <text:p text:style-name="P94">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0">.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text:span><text:soft-page-break/><text:span text:style-name="T47">Проводник — тот, кто сможет исправить основные дефекты Эквуса и вывести его из клинической смерти.</text:span></text:p>
      <text:p text:style-name="P94"><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1">.</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1"> точнее, дерево схожих миров Эквуса </text:span><text:span text:style-name="T59">—</text:span><text:span text:style-name="T51"> создали брони. Разумеется, стержнем им послужил именно сериал, но каждый фанфик </text:span><text:span text:style-name="T59">—</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1">– Наконец-то я вижу свет в конце тоннеля! Как это не пришло мне в голову! Ты всё отлично увязал! Всё сходится! Более того </text:span><text:span text:style-name="T59">—</text:span><text:span text:style-name="T51"> Анакорн заговорщически подмигнул мне </text:span><text:span text:style-name="T59">—</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й эквестрийской реальности</text:span><text:span text:style-name="T51">!</text:span></text:p>
      <text:p text:style-name="P102">Я подозрительно посмотрел на Анакорна.</text:p>
      <text:p text:style-name="P101"><text:span text:style-name="T17">– </text:span><text:span text:style-name="T51">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1">– </text:span>Эээ… Тут я тебе точно не помощник. Никогда не писал ничего сложнее технической документации к программам.</text:p>
      <text:p text:style-name="P101"><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text:soft-page-break/></text:p>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1">Roger Waters — What God Wants</text:span>&gt;</text:p>
      <text:p text:style-name="P102"><text:soft-page-break/>–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1"><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text:soft-page-break/>Пегаска почесала в затылке со смущением.</text:p>
      <text:p text:style-name="P98">– Да? Правда? Ну, офигеть! Что-то я такого не помню совсем. А ты как?</text:p>
      <text:p text:style-name="P93"><text:span text:style-name="T34">–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3"/>
      <text:h text:style-name="Heading_20_2" text:outline-level="2">Эпилог. Земля</text:h>
      <text:p text:style-name="P108">&lt;<text:span text:style-name="T55">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08T00:07:34.11</dc:date>
    <meta:editing-duration>P131DT23H50M21S</meta:editing-duration>
    <meta:editing-cycles>8039</meta:editing-cycles>
    <meta:generator>OpenOffice/4.1.1$Win32 OpenOffice.org_project/411m6$Build-9775</meta:generator>
    <dc:creator>макс </dc:creator>
    <meta:document-statistic meta:table-count="0" meta:image-count="0" meta:object-count="0" meta:page-count="204" meta:paragraph-count="4348" meta:word-count="94312" meta:character-count="597508"/>
  </office:meta>
</office:document-meta>
</file>